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05bb4e"/>
    </style:style>
    <style:style style:name="P3" style:family="paragraph" style:parent-style-name="Text_20_body">
      <style:paragraph-properties fo:margin-top="0cm" fo:margin-bottom="0cm" style:contextual-spacing="false" fo:padding="0cm" fo:border="none"/>
    </style:style>
    <style:style style:name="P4" style:family="paragraph" style:parent-style-name="Text_20_body">
      <style:paragraph-properties fo:margin-top="0cm" fo:margin-bottom="0cm" style:contextual-spacing="false" fo:padding="0cm" fo:border="none"/>
      <style:text-properties officeooo:paragraph-rsid="0005bb4e"/>
    </style:style>
    <style:style style:name="P5" style:family="paragraph" style:parent-style-name="code">
      <style:text-properties fo:color="#000000" fo:font-weight="bold" style:font-weight-asian="bold" style:font-weight-complex="bold"/>
    </style:style>
    <style:style style:name="P6" style:family="paragraph" style:parent-style-name="code">
      <style:text-properties fo:color="#000000" fo:font-weight="bold" officeooo:paragraph-rsid="0005bb4e" style:font-weight-asian="bold" style:font-weight-complex="bold"/>
    </style:style>
    <style:style style:name="P7" style:family="paragraph" style:parent-style-name="code">
      <style:text-properties fo:font-weight="bold" style:font-weight-asian="bold" style:font-weight-complex="bold"/>
    </style:style>
    <style:style style:name="P8" style:family="paragraph" style:parent-style-name="code">
      <style:text-properties fo:font-weight="bold" officeooo:paragraph-rsid="0005bb4e" style:font-weight-asian="bold" style:font-weight-complex="bold"/>
    </style:style>
    <style:style style:name="P9" style:family="paragraph" style:parent-style-name="code">
      <style:text-properties fo:color="#0000ff" fo:font-weight="bold" officeooo:paragraph-rsid="0005bb4e" style:font-weight-asian="bold" style:font-weight-complex="bold"/>
    </style:style>
    <style:style style:name="P10" style:family="paragraph" style:parent-style-name="code">
      <style:text-properties officeooo:paragraph-rsid="0005bb4e"/>
    </style:style>
    <style:style style:name="P11" style:family="paragraph" style:parent-style-name="Text_20_body">
      <style:paragraph-properties fo:padding="0cm" fo:border="none"/>
    </style:style>
    <style:style style:name="P12" style:family="paragraph" style:parent-style-name="merke">
      <style:text-properties fo:font-weight="bold"/>
    </style:style>
    <style:style style:name="P13" style:family="paragraph" style:parent-style-name="Standard">
      <style:text-properties officeooo:paragraph-rsid="0005bb4e"/>
    </style:style>
    <style:style style:name="P14" style:family="paragraph" style:parent-style-name="Text_20_body">
      <style:text-properties officeooo:paragraph-rsid="0005bb4e"/>
    </style:style>
    <style:style style:name="P15" style:family="paragraph" style:parent-style-name="Text_20_body">
      <style:text-properties officeooo:rsid="000747f9" officeooo:paragraph-rsid="000747f9"/>
    </style:style>
    <style:style style:name="P1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Standard" style:list-style-name="List_20_3"/>
    <style:style style:name="P20" style:family="paragraph" style:parent-style-name="Text_20_body" style:list-style-name="List_20_3"/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ist_20_3">
      <style:paragraph-properties fo:margin-top="0cm" fo:margin-bottom="0cm" style:contextual-spacing="false"/>
    </style:style>
    <style:style style:name="P24" style:family="paragraph" style:parent-style-name="Text_20_body" style:list-style-name="List_20_3">
      <style:paragraph-properties fo:margin-top="0cm" fo:margin-bottom="0cm" style:contextual-spacing="false"/>
      <style:text-properties officeooo:paragraph-rsid="0005bb4e"/>
    </style:style>
    <style:style style:name="P25" style:family="paragraph" style:parent-style-name="Text_20_body" style:list-style-name="List_20_3">
      <style:paragraph-properties fo:margin-top="0cm" fo:margin-bottom="0cm" style:contextual-spacing="false" fo:padding="0cm" fo:border="none"/>
    </style:style>
    <style:style style:name="P26" style:family="paragraph" style:parent-style-name="Text_20_body" style:list-style-name="List_20_3">
      <style:paragraph-properties fo:margin-top="0cm" fo:margin-bottom="0cm" style:contextual-spacing="false" fo:padding="0cm" fo:border="none"/>
      <style:text-properties officeooo:paragraph-rsid="0005bb4e"/>
    </style:style>
    <style:style style:name="P27" style:family="paragraph" style:parent-style-name="Text_20_body" style:list-style-name="List_20_3">
      <style:paragraph-properties fo:padding="0cm" fo:border="none"/>
    </style:style>
    <style:style style:name="P28" style:family="paragraph" style:parent-style-name="Heading_20_2">
      <style:text-properties officeooo:paragraph-rsid="0005bb4e"/>
    </style:style>
    <style:style style:name="P29" style:family="paragraph" style:parent-style-name="Heading_20_3">
      <style:text-properties officeooo:paragraph-rsid="0005bb4e"/>
    </style:style>
    <style:style style:name="P30" style:family="paragraph" style:parent-style-name="aufgabe" style:list-style-name="List_20_3"/>
    <style:style style:name="P31" style:family="paragraph" style:parent-style-name="merke" style:list-style-name="List_20_3"/>
    <style:style style:name="P32" style:family="paragraph" style:parent-style-name="merke" style:list-style-name="List_20_3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color="#0000ff" style:text-underline-style="none" fo:font-weight="bold"/>
    </style:style>
    <style:style style:name="T8" style:family="text">
      <style:text-properties officeooo:rsid="0005bb4e"/>
    </style:style>
    <style:style style:name="T9" style:family="text">
      <style:text-properties officeooo:rsid="000747f9"/>
    </style:style>
    <style:style style:name="T10" style:family="text">
      <style:text-properties officeooo:rsid="0007cbfc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8"><text:a xlink:type="simple" xlink:href="#__RefHeading__577_1057713570" text:style-name="Internet_20_link" text:visited-style-name="Internet_20_link">1. </text:a>C++: Überladen von Operatoren<text:tab/>1</text:p>
          <text:p text:style-name="P16"><text:a xlink:type="simple" xlink:href="#__RefHeading__579_1057713570" text:style-name="Internet_20_link" text:visited-style-name="Internet_20_link">1.1. </text:a>Ziele<text:tab/>1</text:p>
          <text:p text:style-name="P16"><text:a xlink:type="simple" xlink:href="#__RefHeading__581_1057713570" text:style-name="Internet_20_link" text:visited-style-name="Internet_20_link">1.2. </text:a>Einleitung<text:tab/>1</text:p>
          <text:p text:style-name="P17"><text:a xlink:type="simple" xlink:href="#__RefHeading__7384_575873955" text:style-name="Internet_20_link" text:visited-style-name="Internet_20_link">1.2.1. </text:a>Aufgabe: z= a + b;<text:tab/>2</text:p>
          <text:p text:style-name="P17"><text:a xlink:type="simple" xlink:href="#__RefHeading__583_1057713570" text:style-name="Internet_20_link" text:visited-style-name="Internet_20_link">1.2.2. </text:a>Aufgabe: z= a+3<text:tab/>2</text:p>
          <text:p text:style-name="P17"><text:a xlink:type="simple" xlink:href="#__RefHeading__585_1057713570" text:style-name="Internet_20_link" text:visited-style-name="Internet_20_link">1.2.3. </text:a>Aufgabe: z= 3 + a;<text:tab/>3</text:p>
          <text:p text:style-name="P17"><text:a xlink:type="simple" xlink:href="#__RefHeading__7386_575873955" text:style-name="Internet_20_link" text:visited-style-name="Internet_20_link">1.2.4. </text:a>Lösung: friend – Funktionen<text:tab/>3</text:p>
          <text:p text:style-name="P16"><text:a xlink:type="simple" xlink:href="#__RefHeading__4711_764980307" text:style-name="Internet_20_link" text:visited-style-name="Internet_20_link">1.3. </text:a>Friend-Funktionen<text:tab/>3</text:p>
          <text:p text:style-name="P17"><text:a xlink:type="simple" xlink:href="#__RefHeading__4713_764980307" text:style-name="Internet_20_link" text:visited-style-name="Internet_20_link">1.3.1. </text:a>Die Ausgabe &lt;&lt; für eigene Klassen<text:tab/>4</text:p>
          <text:p text:style-name="P17"><text:a xlink:type="simple" xlink:href="#__RefHeading__4715_764980307" text:style-name="Internet_20_link" text:visited-style-name="Internet_20_link">1.3.2. </text:a>Beispiel: oop1-Firma - Die friend-Funktion operator&lt;&lt;()<text:tab/>4</text:p>
          <text:p text:style-name="P17"><text:a xlink:type="simple" xlink:href="#__RefHeading__4717_764980307" text:style-name="Internet_20_link" text:visited-style-name="Internet_20_link">1.3.3. </text:a>Aufgabe: oop1-Banksysteme – Die Friend-Funktion operator&lt;&lt;()<text:tab/>5</text:p>
          <text:p text:style-name="P16"><text:a xlink:type="simple" xlink:href="#__RefHeading__587_1057713570" text:style-name="Internet_20_link" text:visited-style-name="Internet_20_link">1.4. </text:a>Aufgabe: intarray -Überladen v. Operatoren<text:tab/>6</text:p>
          <text:p text:style-name="P17"><text:a xlink:type="simple" xlink:href="#__RefHeading__589_1057713570" text:style-name="Internet_20_link" text:visited-style-name="Internet_20_link">1.4.1. </text:a>Die Ausgabe &lt;&lt; für eigene Klassen<text:tab/>6</text:p>
          <text:p text:style-name="P17"><text:a xlink:type="simple" xlink:href="#__RefHeading__7388_575873955" text:style-name="Internet_20_link" text:visited-style-name="Internet_20_link">1.4.2. </text:a>Lösung: der überladene operator &lt;&lt; (intarray.h,intarray.cpp)<text:tab/>6</text:p>
          <text:p text:style-name="P17"><text:a xlink:type="simple" xlink:href="#__RefHeading__591_1057713570" text:style-name="Internet_20_link" text:visited-style-name="Internet_20_link">1.4.3. </text:a>Aufgabe: Der Vergleichsoperator ==<text:tab/>7</text:p>
          <text:p text:style-name="P17"><text:a xlink:type="simple" xlink:href="#__RefHeading__7390_575873955" text:style-name="Internet_20_link" text:visited-style-name="Internet_20_link">1.4.4. </text:a>Lösung: Der Vergleichsoperator ==<text:tab/>7</text:p>
          <text:p text:style-name="P17"><text:a xlink:type="simple" xlink:href="#__RefHeading__7392_575873955" text:style-name="Internet_20_link" text:visited-style-name="Internet_20_link">1.4.5. </text:a>MAB: &gt; Operator überladen<text:tab/>7</text:p>
          <text:p text:style-name="P17"><text:a xlink:type="simple" xlink:href="#__RefHeading__595_1057713570" text:style-name="Internet_20_link" text:visited-style-name="Internet_20_link">1.4.6. </text:a>Aufgabe: Der Zuweisungsoperator =<text:tab/>8</text:p>
          <text:p text:style-name="P17"><text:a xlink:type="simple" xlink:href="#__RefHeading__7394_575873955" text:style-name="Internet_20_link" text:visited-style-name="Internet_20_link">1.4.7. </text:a>Lösung: Der Zuweisungsoperator =<text:tab/>8</text:p>
          <text:p text:style-name="P17"><text:a xlink:type="simple" xlink:href="#__RefHeading__599_1057713570" text:style-name="Internet_20_link" text:visited-style-name="Internet_20_link">1.4.8. </text:a>Aufgabe: Der Kopierkonstruktor<text:tab/>8</text:p>
          <text:p text:style-name="P17"><text:a xlink:type="simple" xlink:href="#__RefHeading__7396_575873955" text:style-name="Internet_20_link" text:visited-style-name="Internet_20_link">1.4.9. </text:a>Lösung: Der Kopierkonstruktor<text:tab/>9</text:p>
          <text:p text:style-name="P17"><text:a xlink:type="simple" xlink:href="#__RefHeading__605_1057713570" text:style-name="Internet_20_link" text:visited-style-name="Internet_20_link">1.4.10. </text:a>Merke<text:tab/>9</text:p>
          <text:p text:style-name="P17"><text:a xlink:type="simple" xlink:href="#__RefHeading__607_1057713570" text:style-name="Internet_20_link" text:visited-style-name="Internet_20_link">1.4.11. </text:a>Aufgabe: Der index Operator []<text:tab/>9</text:p>
          <text:p text:style-name="P17"><text:a xlink:type="simple" xlink:href="#__RefHeading__609_1057713570" text:style-name="Internet_20_link" text:visited-style-name="Internet_20_link">1.4.12. </text:a>Aufgabe: return per Referenz oder Wert<text:tab/>10</text:p>
          <text:p text:style-name="P17"><text:a xlink:type="simple" xlink:href="#__RefHeading__7398_575873955" text:style-name="Internet_20_link" text:visited-style-name="Internet_20_link">1.4.13. </text:a>Lösung: return per Referenz oder Wert<text:tab/>11</text:p>
        </text:index-body>
      </text:table-of-content>
      <text:p text:style-name="Text_20_body"/>
      <text:h text:style-name="Heading_20_1" text:outline-level="1"><text:bookmark-start text:name="__RefHeading__577_1057713570"/><text:bookmark text:name="mozTocId850037"/>C++: Überladen von Operatoren<text:bookmark-end text:name="__RefHeading__577_1057713570"/></text:h>
      <text:h text:style-name="Heading_20_2" text:outline-level="2"><text:bookmark-start text:name="__RefHeading__579_1057713570"/>Ziele<text:bookmark-end text:name="__RefHeading__579_1057713570"/></text:h>
      <text:list xml:id="list2663881253585982101" text:style-name="List_20_3">
        <text:list-item>
          <text:p text:style-name="P20">Für neue Klassen die wichtigsten Operatoren (&lt;&lt;, &lt;, =, [], …) überladen können</text:p>
        </text:list-item>
        <text:list-item>
          <text:p text:style-name="P20">Anhand der Klasse MyString soll das Überladen von Operatoren behandelt werden.</text:p>
        </text:list-item>
      </text:list>
      <text:list xml:id="list7017867416012686192" text:style-name="L1">
        <text:list-item>
          <text:p text:style-name="P22">Der/Die SchülerIn soll für selbstdefinierte Klassen Operatoren überladen können.</text:p>
        </text:list-item>
        <text:list-item>
          <text:p text:style-name="P21">Der/Die SchülerIn soll erkennen können, dass bei der Verwendung von "dynamischen Membern" der Kopierkonstruktor und der Zuweisungsoperator zu erstellen sind.</text:p>
        </text:list-item>
      </text:list>
      <text:p text:style-name="Text_20_body"/>
      <text:h text:style-name="Heading_20_2" text:outline-level="2"><text:bookmark-start text:name="__RefHeading__581_1057713570"/><text:bookmark text:name="mozTocId874596"/>Einleitung<text:bookmark-end text:name="__RefHeading__581_1057713570"/></text:h>
      <text:p text:style-name="P1">In C++ werden alle Operatoren für selbstdefinierte Klassen in Form von </text:p>
      <text:list xml:id="list214727228166602" text:continue-list="list2663881253585982101" text:style-name="List_20_3">
        <text:list-item>
          <text:p text:style-name="P23">globalen C-Funktionen (friend) oder </text:p>
        </text:list-item>
        <text:list-item>
          <text:p text:style-name="P23">Klassenmethoden </text:p>
          <text:p text:style-name="P23">realisiert.<text:line-break/></text:p>
        </text:list-item>
      </text:list>
      <text:p text:style-name="P1">Am Beispiel der Klasse CBruch wollen wir die beiden Varianten studieren.</text:p>
      <text:p text:style-name="P1"/>
      <text:p text:style-name="P1">Hier die Klasse: CBruch: </text:p>
      <text:p text:style-name="P1"/>
      <text:p text:style-name="code">class CBruch { ..... };</text:p>
      <text:p text:style-name="code"><text:soft-page-break/></text:p>
      <text:p text:style-name="code"/>
      <text:p text:style-name="code">// drei Objekte erzeugen<text:line-break/>CBruch z, a, b;</text:p>
      <text:p text:style-name="code"/>
      <text:p text:style-name="P1"><text:line-break/></text:p>
      <text:h text:style-name="Heading_20_3" text:outline-level="3"><text:bookmark-start text:name="__RefHeading__7384_575873955"/>Aufgabe: z= a + b;<text:bookmark-end text:name="__RefHeading__7384_575873955"/></text:h>
      <text:p text:style-name="P1">Wir wollen folgendes programmieren können:</text:p>
      <text:p text:style-name="code">z= a + b;</text:p>
      <text:p text:style-name="P11"/>
      <text:list xml:id="list214726626788507" text:continue-numbering="true" text:style-name="List_20_3">
        <text:list-item>
          <text:p text:style-name="P27">Lösung:<text:line-break/>Es stehen 2 Möglichkeiten zur Verfügung:<text:line-break/><text:line-break/></text:p>
        </text:list-item>
        <text:list-item>
          <text:p text:style-name="P27">a) Überladen mit: <text:span text:style-name="T3">globaler C-Funktion</text:span>:</text:p>
        </text:list-item>
      </text:list>
      <text:p text:style-name="code"><text:tab/>aus z= a + b; wird ein normaler Funktionsaufruf durchgeführt <text:line-break/><text:line-break/><text:tab/>z= <text:span text:style-name="T3">operator+(a,b)</text:span>;</text:p>
      <text:p text:style-name="code"/>
      <text:p text:style-name="P11"/>
      <text:p text:style-name="P11"/>
      <text:list xml:id="list214726998277116" text:continue-numbering="true" text:style-name="List_20_3">
        <text:list-item>
          <text:p text:style-name="P19">b) <text:s/>Überladen mit: <text:span text:style-name="T3">Methodenaufruf</text:span>: <text:line-break/></text:p>
        </text:list-item>
      </text:list>
      <text:p text:style-name="code"><text:tab/>aus z= a + b; wird ein Methodenaufruf durchgeführt <text:line-break/><text:line-break/><text:tab/>z= <text:span text:style-name="T3">a.operator+(b)</text:span>;</text:p>
      <text:p text:style-name="Standard"/>
      <text:p text:style-name="P1">Bei der Methoden-Variante fällt auf, dass ein Parameter weniger verwendet wird. </text:p>
      <text:p text:style-name="P1"/>
      <text:p text:style-name="P1"/>
      <text:p text:style-name="Standard">Beide Varianten sind möglich. </text:p>
      <text:p text:style-name="Standard"/>
      <text:p text:style-name="Standard">Allerdings gibt es Fälle, bei denen die Methoden-Variante nicht möglich ist. </text:p>
      <text:p text:style-name="Standard">Dies ist dann der Fall, wenn ein Operand kein CBruch-Objekt ist. Die folgenden Beispiele zeigen dies.<text:line-break/></text:p>
      <text:h text:style-name="Heading_20_3" text:outline-level="3"><text:bookmark-start text:name="__RefHeading__583_1057713570"/>Aufgabe: z= a+3 <text:bookmark-end text:name="__RefHeading__583_1057713570"/></text:h>
      <text:p text:style-name="aufgabe"/>
      <text:p text:style-name="aufgabe">Wir wollen<text:line-break/>z= a + 3;</text:p>
      <text:p text:style-name="aufgabe"/>
      <text:p text:style-name="aufgabe">verwenden können:</text:p>
      <text:p text:style-name="aufgabe"/>
      <text:p text:style-name="aufgabe"/>
      <text:p text:style-name="aufgabe">a) Überladen mit: globaler Funktion: <text:s text:c="3"/><text:line-break/> <text:s text:c="4"/>z= operator+(a,3)</text:p>
      <text:p text:style-name="aufgabe"><text:line-break/>b) <text:s/>Überladen mit Methodenaufruf: <text:line-break/> <text:s text:c="4"/>z= a.operator+(3)</text:p>
      <text:p text:style-name="Standard"><text:soft-page-break/><text:line-break/></text:p>
      <text:p text:style-name="Standard">Alles wie gehabt, aber wie sieht's beim folg. Beispiel aus?</text:p>
      <text:p text:style-name="Standard"/>
      <text:p text:style-name="Standard"/>
      <text:h text:style-name="Heading_20_3" text:outline-level="3"><text:bookmark-start text:name="__RefHeading__585_1057713570"/>Aufgabe: z= 3 + a;<text:bookmark-end text:name="__RefHeading__585_1057713570"/></text:h>
      <text:p text:style-name="aufgabe"/>
      <text:p text:style-name="aufgabe"><text:line-break/>z= 3 + a;</text:p>
      <text:p text:style-name="aufgabe">a) Überladen mit: globaler Funktion: <text:s text:c="3"/><text:line-break/> <text:s text:c="4"/>z= operator+(3,a);<text:line-break/></text:p>
      <text:p text:style-name="aufgabe"/>
      <text:p text:style-name="aufgabe">b) <text:s/>Überladen mit Methodenaufruf: <text:line-break/> <text:s text:c="4"/>z= 3.operator(a) !!!!!!</text:p>
      <text:p text:style-name="aufgabe"/>
      <text:p text:style-name="Standard"><text:line-break/></text:p>
      <text:h text:style-name="Heading_20_3" text:outline-level="3"><text:bookmark-start text:name="__RefHeading__7386_575873955"/>Lösung: friend – Funktionen<text:bookmark-end text:name="__RefHeading__7386_575873955"/></text:h>
      <text:p text:style-name="Standard">Wir sehen, dass in manchen Fällen die Verwendung eines Methodenaufrufes nicht möglich ist.</text:p>
      <text:p text:style-name="Standard">Wir müssen globale Funktionen, also friend-Funktionen in der Klasse CBruch zur Verfügung stellen.</text:p>
      <text:p text:style-name="Standard"/>
      <text:p text:style-name="code"><text:line-break/>class CBruch {<text:line-break/>....</text:p>
      <text:p text:style-name="code">public:</text:p>
      <text:p text:style-name="code"><text:tab/>// den + Operator überladen<text:line-break/><text:span text:style-name="T3"><text:tab/>friend CBruch operator+ (const CBruch&amp; , const CBruch&amp;);<text:line-break/><text:tab/></text:span><text:span text:style-name="T6">friend</text:span><text:span text:style-name="T3"> CBruch operator+ (</text:span><text:span text:style-name="T6">long</text:span><text:span text:style-name="T3"> , const CBruch&amp;);<text:line-break/><text:tab/>friend CBruch operator+ (const CBruch&amp; , long);<text:line-break/></text:span><text:line-break/>....</text:p>
      <text:p text:style-name="code">}</text:p>
      <text:p text:style-name="Standard"><text:line-break/></text:p>
      <text:p text:style-name="Standard"/>
      <text:p text:style-name="Standard"/>
      <text:p text:style-name="P13"/>
      <text:h text:style-name="P28" text:outline-level="2"><text:bookmark-start text:name="__RefHeading__4711_764980307"/>Friend-Funktionen<text:bookmark-end text:name="__RefHeading__4711_764980307"/></text:h>
      <text:p text:style-name="P14">Sogenannte <text:span text:style-name="T3">Friend-Funktionen sind einfache C-Funktionen</text:span> (also keine Klassen/Objekt-Methoden).</text:p>
      <text:p text:style-name="P14"/>
      <text:p text:style-name="P14">Friend-Funktionen werden vom Programmierer der Klasse in der Header-Datei mit dem <text:span text:style-name="T3">Schlüsselwort friend</text:span> deklariert. </text:p>
      <text:p text:style-name="P14"/>
      <text:p text:style-name="P14">Dadurch können Friend-Funktionen <text:span text:style-name="T3">auf den private-Bereich</text:span> einer Klasse zugreifen.</text:p>
      <text:p text:style-name="P14"/>
      <text:p text:style-name="P14"><text:soft-page-break/>Als typisches Anwendungsbeispiel für Friend-Funktionen, wird die Verwendung des Ausgabe-operators "&lt;&lt;" angesehen.</text:p>
      <text:p text:style-name="P14"/>
      <text:h text:style-name="P29" text:outline-level="3"><text:bookmark-start text:name="__RefHeading__4713_764980307"/>Die Ausgabe &lt;&lt; für eigene Klassen <text:bookmark-end text:name="__RefHeading__4713_764980307"/></text:h>
      <text:p text:style-name="P2">Wir wollen <text:span text:style-name="T8">das aus den vorigen Kapiteln OOP-Klassen-Vererbung Projekt Firma/Company stammende</text:span> CAbteilungs-Objekt namens abteilung auf cout ausgeben.</text:p>
      <text:p text:style-name="P2"/>
      <text:p text:style-name="P10">...</text:p>
      <text:p text:style-name="P10">// ein ABTEILUNGsobjekt erstellen und die Personenobjekte einfügen </text:p>
      <text:p text:style-name="P10"/>
      <text:p text:style-name="P10">CAbteilung* abteilung= new CAbteilung("Programmierer-Abteilung"); </text:p>
      <text:p text:style-name="P10"/>
      <text:p text:style-name="P10">abteilung-&gt;addMitarbeiter(ich); </text:p>
      <text:p text:style-name="P10">abteilung-&gt;addMitarbeiter(sie); </text:p>
      <text:p text:style-name="P10">abteilung-&gt;addMitarbeiter(er); </text:p>
      <text:p text:style-name="P10"/>
      <text:p text:style-name="P8">// statt der Verwendung von toString(), wollen wir,</text:p>
      <text:p text:style-name="P8">// dass die Klasse sich vollständig in das C++ Konzept</text:p>
      <text:p text:style-name="P8">// 'einbettet'</text:p>
      <text:p text:style-name="P8">// cout &lt;&lt; abteilung-&gt;toString() &lt;&lt; endl; </text:p>
      <text:p text:style-name="P8"/>
      <text:p text:style-name="P9">cout &lt;&lt; *abteilung &lt;&lt; endl;</text:p>
      <text:p text:style-name="P8">…<text:line-break/></text:p>
      <text:p text:style-name="P2"/>
      <text:p text:style-name="P2">Der Compiler macht aus dem Aufruf</text:p>
      <text:p text:style-name="P13"/>
      <text:p text:style-name="P13">cout &lt;&lt; abteilung;</text:p>
      <text:p text:style-name="P13"/>
      <text:p text:style-name="P13">folgendes</text:p>
      <text:p text:style-name="P13"/>
      <text:p text:style-name="P9"><text:line-break/>operator&lt;&lt;(cout, ia);<text:line-break/></text:p>
      <text:p text:style-name="P14"/>
      <text:p text:style-name="P14"/>
      <text:h text:style-name="P29" text:outline-level="3"><text:bookmark-start text:name="__RefHeading__4715_764980307"/>Beispiel: oop1-Firma - Die friend-Funktion operator&lt;&lt;()<text:bookmark-end text:name="__RefHeading__4715_764980307"/></text:h>
      <text:p text:style-name="P4">Bringen Sie folgende Änderungen/Erweiterungen in ihr Projekt oop1-Firma ein.</text:p>
      <text:p text:style-name="P4"/>
      <text:list xml:id="list214727691705390" text:continue-numbering="true" text:style-name="List_20_3">
        <text:list-item>
          <text:p text:style-name="P26">cabteilung.h</text:p>
        </text:list-item>
      </text:list>
      <text:p text:style-name="P10">class CAbteilung{</text:p>
      <text:p text:style-name="P10"><text:tab/>…</text:p>
      <text:p text:style-name="P10"><text:tab/>public:</text:p>
      <text:p text:style-name="P10"><text:tab/>…</text:p>
      <text:p text:style-name="P10"/>
      <text:p text:style-name="P8"><text:tab/>// einer Funktion durch das Schlüsselwort friend den </text:p>
      <text:p text:style-name="P8"><text:tab/>// Zugriff auf den private-Bereich ermöglichen </text:p>
      <text:p text:style-name="P6"><text:line-break/><text:tab/><text:span text:style-name="T4">friend</text:span> ostream&amp; <text:span text:style-name="T4">operator&lt;&lt;</text:span>(ostream&amp; o, const CAbteilung&amp; e);</text:p>
      <text:p text:style-name="P6"/>
      <text:p text:style-name="P10"><text:soft-page-break/>};</text:p>
      <text:p text:style-name="P2"/>
      <text:p text:style-name="P2"/>
      <text:list xml:id="list214727946925470" text:continue-numbering="true" text:style-name="List_20_3">
        <text:list-item>
          <text:p text:style-name="P24">cabteilung.cpp:</text:p>
        </text:list-item>
      </text:list>
      <text:p text:style-name="P8">...<text:line-break/>ostream&amp; <text:span text:style-name="T4">operator&lt;&lt;</text:span>(ostream&amp; o, const CAbteilung&amp; e){</text:p>
      <text:p text:style-name="P10"><text:tab/></text:p>
      <text:p text:style-name="P10"><text:tab/><text:span text:style-name="T3">o</text:span> &lt;&lt; <text:span text:style-name="T3">e.toString()</text:span> &lt;&lt; endl ;</text:p>
      <text:p text:style-name="P10"><text:tab/>return <text:span text:style-name="T3">o</text:span>;</text:p>
      <text:p text:style-name="P8">}</text:p>
      <text:p text:style-name="P8">…</text:p>
      <text:p text:style-name="P14"><text:line-break/><text:line-break/>oder ohne Verwendung v. toString()</text:p>
      <text:p text:style-name="P8">ostream&amp; <text:span text:style-name="T4">operator&lt;&lt;</text:span>(ostream&amp; o, const CAbteilung&amp; <text:span text:style-name="T4">e</text:span>){</text:p>
      <text:p text:style-name="P8"/>
      <text:p text:style-name="P10"><text:s text:c="4"/>vector&lt;CPerson*&gt;::iterator it; </text:p>
      <text:p text:style-name="P10"/>
      <text:p text:style-name="P10"><text:s text:c="4"/>o &lt;&lt; endl&lt;&lt;endl; </text:p>
      <text:p text:style-name="P10"><text:s text:c="4"/>o &lt;&lt; "========================================================\n"; </text:p>
      <text:p text:style-name="P10"><text:s text:c="4"/>o &lt;&lt; "=== CFIRMA / MITARBEITER "&lt;&lt;endl; </text:p>
      <text:p text:style-name="P10"><text:s text:c="4"/>o &lt;&lt; "========================================================\n"; </text:p>
      <text:p text:style-name="P10"><text:line-break/> <text:s text:c="3"/>o&lt;&lt; "Abteilung:" &lt;&lt; <text:span text:style-name="T6">e.name</text:span> &lt;&lt;endl; </text:p>
      <text:p text:style-name="P10"><text:s text:c="4"/>for(it= (<text:span text:style-name="T6">e.mitarbeiter</text:span>)-&gt;begin(); it!=(<text:span text:style-name="T6">e.mitarbeiter</text:span>)-&gt;end(); it++){ </text:p>
      <text:p text:style-name="P10"><text:s text:c="8"/>o &lt;&lt; (*it)-&gt;toString(); // !!!!!POLYMORPHISMUS </text:p>
      <text:p text:style-name="P10"><text:s text:c="4"/>} </text:p>
      <text:p text:style-name="P10"/>
      <text:p text:style-name="P10"><text:s text:c="4"/>return o; </text:p>
      <text:p text:style-name="P10">}<text:line-break/></text:p>
      <text:p text:style-name="P4"/>
      <text:p text:style-name="P4"/>
      <text:p text:style-name="P4"/>
      <text:h text:style-name="P29" text:outline-level="3"><text:bookmark-start text:name="__RefHeading__4717_764980307"/>Aufgabe: oop1-Banksysteme – Die Friend-Funktion operator&lt;&lt;() <text:bookmark-end text:name="__RefHeading__4717_764980307"/></text:h>
      <text:p text:style-name="P14">Projekt: oop1-Banksysteme</text:p>
      <text:p text:style-name="P14">Erweiteren Sie die Klassen Konto und Bank, sodass Objekte davon mit &lt;&lt; auf cout ausge<text:span text:style-name="T10">ge</text:span>ben werden können.</text:p>
      <text:p text:style-name="P14"/>
      <text:p text:style-name="P14"/>
      <text:p text:style-name="Standard"/>
      <text:h text:style-name="Heading_20_2" text:outline-level="2"><text:bookmark-start text:name="__RefHeading__587_1057713570"/><text:bookmark text:name="mozTocId689209"/><text:span text:style-name="T9">Aufgabe: intarray -</text:span>Überladen v. Operatoren<text:bookmark-end text:name="__RefHeading__587_1057713570"/></text:h>
      <text:p text:style-name="P15">Im Ordner intarray finden Sie das Programm intarray-main.cpp. Bringen Sie das Programm zum Laufen und kopieren Sie in dieses Skriptum die richtigen Lösungen.</text:p>
      <text:p text:style-name="Text_20_body"/>
      <text:h text:style-name="Heading_20_3" text:outline-level="3"><text:bookmark-start text:name="__RefHeading__589_1057713570"/><text:bookmark text:name="mozTocId521100"/><text:soft-page-break/>Die Ausgabe &lt;&lt; für eigene Klassen <text:bookmark-end text:name="__RefHeading__589_1057713570"/></text:h>
      <text:p text:style-name="P1">Wir wollen das Intarray-Objekt namens ia auf cout ausgeben.</text:p>
      <text:p text:style-name="P1"/>
      <text:p text:style-name="code">Intarray ia(20);</text:p>
      <text:p text:style-name="code"><text:line-break/>cout &lt;&lt; ia;</text:p>
      <text:p text:style-name="code"/>
      <text:p text:style-name="P1"/>
      <text:p text:style-name="P1">Der Compiler macht aus dem Aufruf</text:p>
      <text:p text:style-name="Standard"/>
      <text:p text:style-name="Standard">cout &lt;&lt; ia;</text:p>
      <text:p text:style-name="Standard"/>
      <text:p text:style-name="Standard">folgendes</text:p>
      <text:p text:style-name="Standard"/>
      <text:p text:style-name="code"><text:span text:style-name="T4">operator&lt;&lt;</text:span>(cout, ia);</text:p>
      <text:h text:style-name="Heading_20_3" text:outline-level="3"><text:bookmark-start text:name="__RefHeading__7388_575873955"/>Lösung: der überladene operator &lt;&lt; <text:s/>(<text:span text:style-name="T8">i</text:span>ntarray.h,<text:span text:style-name="T8">i</text:span>ntarray.cpp)<text:bookmark-end text:name="__RefHeading__7388_575873955"/></text:h>
      <text:p text:style-name="P3"/>
      <text:list xml:id="list214728833534001" text:continue-numbering="true" text:style-name="List_20_3">
        <text:list-item>
          <text:p text:style-name="P25">intarray.h</text:p>
        </text:list-item>
      </text:list>
      <text:p text:style-name="code">class <text:span text:style-name="T8">I</text:span>ntarray{</text:p>
      <text:p text:style-name="code"><text:tab/>…</text:p>
      <text:p text:style-name="code"><text:tab/>public:</text:p>
      <text:p text:style-name="code"><text:tab/>…</text:p>
      <text:p text:style-name="code"/>
      <text:p text:style-name="code"><text:tab/>// einer Funktion durch das Schlüsselwort friend den </text:p>
      <text:p text:style-name="code"><text:tab/>// Zugriff auf den private-Bereich ermöglichen </text:p>
      <text:p text:style-name="P5"><text:tab/>friend ostream&amp; <text:span text:style-name="T4">operator&lt;&lt;</text:span>(ostream&amp; o, const Intarray&amp; e);</text:p>
      <text:p text:style-name="P5"/>
      <text:p text:style-name="code">};</text:p>
      <text:p text:style-name="P1"/>
      <text:p text:style-name="P1"/>
      <text:list xml:id="list214727030290498" text:continue-numbering="true" text:style-name="List_20_3">
        <text:list-item>
          <text:p text:style-name="P23">cintarry.cpp:</text:p>
        </text:list-item>
      </text:list>
      <text:p text:style-name="code">ostream&amp; <text:span text:style-name="T4">operator&lt;&lt;</text:span>(ostream&amp; <text:span text:style-name="T3">o</text:span>, const Intarray&amp; <text:span text:style-name="T3">e</text:span>){</text:p>
      <text:p text:style-name="code"><text:tab/></text:p>
      <text:p text:style-name="code"><text:tab/>for (int i=0; i &lt; <text:span text:style-name="T3">e.len</text:span>; i++)</text:p>
      <text:p text:style-name="code"><text:tab/><text:tab/><text:span text:style-name="T3">o</text:span> &lt;&lt; <text:span text:style-name="T3">e.a[i]</text:span> &lt;&lt; "," ;</text:p>
      <text:p text:style-name="code"/>
      <text:p text:style-name="code"><text:tab/>return <text:span text:style-name="T3">o</text:span>;</text:p>
      <text:p text:style-name="code">}</text:p>
      <text:p text:style-name="P3">....</text:p>
      <text:p text:style-name="Text_20_body"/>
      <text:p text:style-name="Text_20_body"/>
      <text:h text:style-name="Heading_20_3" text:outline-level="3"><text:bookmark-start text:name="__RefHeading__591_1057713570"/><text:bookmark text:name="mozTocId911672"/>Aufgabe: Der Vergleichsoperator ==<text:bookmark-end text:name="__RefHeading__591_1057713570"/></text:h>
      <text:p text:style-name="aufgabe">Intarray ia(20), <text:s/>ib(20);<text:line-break/></text:p>
      <text:p text:style-name="aufgabe">...<text:line-break/>if (ia == ib) ....<text:line-break/><text:tab/>...<text:line-break/></text:p>
      <text:p text:style-name="aufgabe"/>
      <text:p text:style-name="aufgabe">// if (ia.operator==(ib))</text:p>
      <text:p text:style-name="Standard"><text:soft-page-break/></text:p>
      <text:p text:style-name="Standard"/>
      <text:p text:style-name="Standard"/>
      <text:h text:style-name="Heading_20_3" text:outline-level="3"><text:bookmark-start text:name="__RefHeading__7390_575873955"/>Lösung: Der Vergleichsoperator ==<text:bookmark-end text:name="__RefHeading__7390_575873955"/></text:h>
      <text:list xml:id="list214728083117250" text:continue-numbering="true" text:style-name="List_20_3">
        <text:list-item>
          <text:p text:style-name="P25">cintarray.h</text:p>
        </text:list-item>
      </text:list>
      <text:p text:style-name="code">class Intarray{</text:p>
      <text:p text:style-name="code"><text:tab/>…</text:p>
      <text:p text:style-name="code"><text:tab/>public:</text:p>
      <text:p text:style-name="code"><text:tab/>…</text:p>
      <text:p text:style-name="P5"><text:tab/>???????????????????????????</text:p>
      <text:p text:style-name="P5"/>
      <text:p text:style-name="code">};</text:p>
      <text:p text:style-name="P1"/>
      <text:p text:style-name="P1"/>
      <text:p text:style-name="P1"/>
      <text:p text:style-name="P1"/>
      <text:list xml:id="list214728689581552" text:continue-numbering="true" text:style-name="List_20_3">
        <text:list-item>
          <text:p text:style-name="P23">intarry.cpp:</text:p>
        </text:list-item>
      </text:list>
      <text:p text:style-name="code"/>
      <text:p text:style-name="P7">????????????????</text:p>
      <text:p text:style-name="P7"/>
      <text:p text:style-name="Text_20_body"><text:line-break/></text:p>
      <text:p text:style-name="Text_20_body"/>
      <text:p text:style-name="Text_20_body"><text:span text:style-name="Citation"><text:span text:style-name="T1"/></text:span></text:p>
      <text:h text:style-name="Heading_20_3" text:outline-level="3"><text:bookmark-start text:name="__RefHeading__7392_575873955"/>MAB: &gt; Operator überladen<text:bookmark-end text:name="__RefHeading__7392_575873955"/></text:h>
      <text:p text:style-name="code"><text:span text:style-name="Citation"><text:span text:style-name="T1">Intarray ia(3), ib(3);<text:line-break/></text:span></text:span></text:p>
      <text:p text:style-name="code"><text:span text:style-name="Citation"><text:span text:style-name="T1">if (ia &gt; ib) // zB: (1,3, 2) ist groesser als (1,2,3)<text:line-break/></text:span></text:span></text:p>
      <text:p text:style-name="code"><text:span text:style-name="Citation"><text:span text:style-name="T1"/></text:span></text:p>
      <text:p text:style-name="Text_20_body"/>
      <text:list xml:id="list214728013623216" text:continue-numbering="true" text:style-name="List_20_3">
        <text:list-item>
          <text:p text:style-name="P25">intarray.h</text:p>
        </text:list-item>
      </text:list>
      <text:p text:style-name="code">class Intarray{</text:p>
      <text:p text:style-name="code"><text:tab/>…</text:p>
      <text:p text:style-name="code"><text:tab/>public:</text:p>
      <text:p text:style-name="code"><text:tab/>…</text:p>
      <text:p text:style-name="P5"><text:tab/>???????????????????????????</text:p>
      <text:p text:style-name="P5"/>
      <text:p text:style-name="code">};</text:p>
      <text:p text:style-name="P1"/>
      <text:p text:style-name="P1"/>
      <text:p text:style-name="P1"/>
      <text:list xml:id="list214728504011099" text:continue-numbering="true" text:style-name="List_20_3">
        <text:list-item>
          <text:p text:style-name="P23">intarry.cpp:</text:p>
        </text:list-item>
      </text:list>
      <text:p text:style-name="code"/>
      <text:p text:style-name="P7">????????????????</text:p>
      <text:p text:style-name="P7"/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h text:style-name="Heading_20_3" text:outline-level="3"><text:bookmark-start text:name="__RefHeading__595_1057713570"/><text:bookmark text:name="mozTocId112195"/><text:soft-page-break/>Aufgabe: Der Zuweisungsoperator =<text:bookmark-end text:name="__RefHeading__595_1057713570"/></text:h>
      <text:p text:style-name="aufgabe">Intarray ia(999), <text:s/>ib(20);<text:line-break/></text:p>
      <text:p text:style-name="aufgabe">ib= ia;</text:p>
      <text:p text:style-name="aufgabe"><text:line-break/>zu beachten sind hier:</text:p>
      <text:list xml:id="list214727409431627" text:continue-numbering="true" text:style-name="List_20_3">
        <text:list-item>
          <text:p text:style-name="P30">Freigabe des von ib belegten Speichers </text:p>
        </text:list-item>
        <text:list-item>
          <text:p text:style-name="P30">Reservieren von Speicher für ib in der Größe von ia </text:p>
        </text:list-item>
        <text:list-item>
          <text:p text:style-name="P30">Inhalt von ia nach ib kopieren </text:p>
        </text:list-item>
        <text:list-item>
          <text:p text:style-name="P30">!Achtung auf ib= ib;<text:line-break/></text:p>
        </text:list-item>
      </text:list>
      <text:p text:style-name="Standard"/>
      <text:h text:style-name="Heading_20_3" text:outline-level="3"><text:bookmark-start text:name="__RefHeading__7394_575873955"/>Lösung: Der Zuweisungsoperator =<text:bookmark-end text:name="__RefHeading__7394_575873955"/></text:h>
      <text:list xml:id="list214728250883390" text:continue-numbering="true" text:style-name="List_20_3">
        <text:list-item>
          <text:p text:style-name="P25">cintarray.h</text:p>
        </text:list-item>
      </text:list>
      <text:p text:style-name="code">class Intarray{</text:p>
      <text:p text:style-name="code"><text:tab/>…</text:p>
      <text:p text:style-name="code"><text:tab/>public:</text:p>
      <text:p text:style-name="code"><text:tab/>…</text:p>
      <text:p text:style-name="P5"><text:tab/>???????????????????????????</text:p>
      <text:p text:style-name="P5"/>
      <text:p text:style-name="code">};</text:p>
      <text:p text:style-name="P1"/>
      <text:p text:style-name="P1"/>
      <text:p text:style-name="P1"/>
      <text:p text:style-name="P1"/>
      <text:list xml:id="list214728499596924" text:continue-numbering="true" text:style-name="List_20_3">
        <text:list-item>
          <text:p text:style-name="P23">intarry.cpp:</text:p>
        </text:list-item>
      </text:list>
      <text:p text:style-name="code"/>
      <text:p text:style-name="P7">????????????????</text:p>
      <text:p text:style-name="P7"/>
      <text:p text:style-name="Text_20_body"><text:line-break/></text:p>
      <text:p text:style-name="Text_20_body"/>
      <text:h text:style-name="Heading_20_3" text:outline-level="3"><text:bookmark-start text:name="__RefHeading__599_1057713570"/><text:bookmark text:name="mozTocId708037"/>Aufgabe: Der Kopierkonstruktor<text:bookmark-end text:name="__RefHeading__599_1057713570"/></text:h>
      <text:list xml:id="list214727323779800" text:continue-numbering="true" text:style-name="List_20_3">
        <text:list-item>
          <text:p text:style-name="P31">MERKE:<text:line-break/>Bei Klassen, deren member dynamische Speicherverwaltung (new,delete) nutzen <text:line-break/><text:span text:style-name="T3">MUSS</text:span> man den Kopierkonstruktor erstellen.</text:p>
        </text:list-item>
      </text:list>
      <text:p text:style-name="merke"/>
      <text:p text:style-name="merke"/>
      <text:p text:style-name="Standard"/>
      <text:h text:style-name="Heading_20_3" text:outline-level="3"><text:bookmark-start text:name="__RefHeading__7396_575873955"/>Lösung: Der Kopierkonstruktor<text:bookmark-end text:name="__RefHeading__7396_575873955"/></text:h>
      <text:list xml:id="list214727489698801" text:continue-numbering="true" text:style-name="List_20_3">
        <text:list-item>
          <text:p text:style-name="P31">Antwort:</text:p>
        </text:list-item>
      </text:list>
      <text:p text:style-name="merke">???????????????????????????</text:p>
      <text:p text:style-name="merke">Wenn Sie die Antwort nicht wissen. Sie werden Sie in den Übungen erfahren und vergessen Sie nicht die Antwort hier einzutragen.</text:p>
      <text:p text:style-name="merke"/>
      <text:p text:style-name="Text_20_body"/>
      <text:p text:style-name="Text_20_body"/>
      <text:list xml:id="list214727924800406" text:continue-numbering="true" text:style-name="List_20_3">
        <text:list-item>
          <text:p text:style-name="P25"><text:soft-page-break/>intarray.h</text:p>
        </text:list-item>
      </text:list>
      <text:p text:style-name="code">class Intarray{</text:p>
      <text:p text:style-name="code"><text:tab/>…</text:p>
      <text:p text:style-name="code"><text:tab/>public:</text:p>
      <text:p text:style-name="code"><text:tab/>…</text:p>
      <text:p text:style-name="P5"><text:tab/>???????????????????????????</text:p>
      <text:p text:style-name="P5"/>
      <text:p text:style-name="code">};</text:p>
      <text:p text:style-name="P1"/>
      <text:p text:style-name="P1"/>
      <text:p text:style-name="P1"/>
      <text:list xml:id="list214727747072690" text:continue-numbering="true" text:style-name="List_20_3">
        <text:list-item>
          <text:p text:style-name="P23">intarry.cpp:</text:p>
        </text:list-item>
      </text:list>
      <text:p text:style-name="code"/>
      <text:p text:style-name="P7">????????????????</text:p>
      <text:p text:style-name="P7"/>
      <text:p text:style-name="Text_20_body"/>
      <text:p text:style-name="Standard"/>
      <text:h text:style-name="Heading_20_3" text:outline-level="3"><text:bookmark-start text:name="__RefHeading__605_1057713570"/><text:bookmark text:name="mozTocId572263"/>Merke<text:bookmark-end text:name="__RefHeading__605_1057713570"/></text:h>
      <text:p text:style-name="P12">// as a rule, you should ALWAYS define both</text:p>
      <text:p text:style-name="merke"><text:line-break/><text:span text:style-name="T2">// <text:s text:c="5"/>a </text:span><text:span text:style-name="T7">COPY CONSTRUCTOR</text:span><text:span text:style-name="T2"> and</text:span><text:line-break/><text:span text:style-name="T2">// <text:s text:c="4"/>an </text:span><text:span text:style-name="T5">ASSIGNMENT OPERATOR</text:span><text:line-break/></text:p>
      <text:p text:style-name="merke"><text:span text:style-name="T2">// whenever your class contains pointer members</text:span><text:line-break/></text:p>
      <text:p text:style-name="Text_20_body"/>
      <text:p text:style-name="Text_20_body"/>
      <text:h text:style-name="Heading_20_3" text:outline-level="3"><text:bookmark-start text:name="__RefHeading__607_1057713570"/><text:bookmark text:name="mozTocId487412"/>Aufgabe: Der index Operator <text:s/>[]<text:bookmark-end text:name="__RefHeading__607_1057713570"/></text:h>
      <text:p text:style-name="Text_20_body">Wir wollen folg. Situation beachten:</text:p>
      <text:p text:style-name="code">Intarray ia(20);<text:line-break/>int val= 17;<text:line-break/><text:line-break/>Fall1:</text:p>
      <text:p text:style-name="code">ia[1]= val;<text:line-break/><text:tab/>wird intern übersetzt zu</text:p>
      <text:p text:style-name="code"><text:tab/>ia.operator[](1)= val;</text:p>
      <text:p text:style-name="code"/>
      <text:p text:style-name="code"/>
      <text:p text:style-name="code">Fall2:<text:line-break/>val= ia[1];<text:line-break/><text:tab/>wird intern übersetzt zu</text:p>
      <text:p text:style-name="code"><text:tab/>val= ia.operator[](1);</text:p>
      <text:p text:style-name="code"/>
      <text:p text:style-name="Standard"/>
      <text:p text:style-name="Standard">Beachte:</text:p>
      <text:p text:style-name="merke">Hier ist der Typ der Rückgabe der operator[]-Methode zu beachten:<text:line-break/></text:p>
      <text:list xml:id="list214728495508290" text:continue-numbering="true" text:style-name="List_20_3">
        <text:list-item>
          <text:p text:style-name="P31">Rückgabetyp ist eine Referenz. (Fall1)</text:p>
        </text:list-item>
        <text:list-item>
          <text:p text:style-name="P31">Rückgabetyp ist ein Wert. <text:s/>(Fall2)</text:p>
        </text:list-item>
      </text:list>
      <text:p text:style-name="merke"><text:soft-page-break/></text:p>
      <text:p text:style-name="Standard"/>
      <text:p text:style-name="Standard"/>
      <text:p text:style-name="merke">Eines müssen wir noch wissen.<text:line-break/></text:p>
      <text:list xml:id="list214727715179692" text:continue-numbering="true" text:style-name="List_20_3">
        <text:list-item>
          <text:p text:style-name="P31">Wenn eine Funktion/Methode einen <text:span text:style-name="T3">Wert zurück</text:span> gibt, wird der in der return-Anweisung angegebene Wert <text:span text:style-name="T3">kopiert</text:span>. Diese Kopie kann der Aufrufer der Funktion/Methode dann für eine Zuweisung verwenden.<text:line-break/><text:line-break/>Danach wird diese Kopie zerstört.</text:p>
        </text:list-item>
      </text:list>
      <text:p text:style-name="merke"><text:line-break/></text:p>
      <text:list xml:id="list214728064193738" text:continue-numbering="true" text:style-name="List_20_3">
        <text:list-item>
          <text:p text:style-name="P31">Wenn eine Funktion/Methode eine <text:span text:style-name="T3">Referenz zurück</text:span> gibt, wird der in der return-Anweisung angegebene Wert <text:span text:style-name="T3">nicht kopiert</text:span>, <text:span text:style-name="T3">sondern ein Verweis</text:span> auf diese Variable/Member wird an den Aufrufer retourniert.<text:line-break/></text:p>
        </text:list-item>
      </text:list>
      <text:p text:style-name="merke"/>
      <text:list xml:id="list214727108242213" text:continue-numbering="true" text:style-name="List_20_3">
        <text:list-item>
          <text:list>
            <text:list-item>
              <text:list>
                <text:list-item>
                  <text:list>
                    <text:list-header>
                      <text:p text:style-name="P19"/>
                    </text:list-header>
                  </text:list>
                </text:list-item>
              </text:list>
            </text:list-item>
          </text:list>
        </text:list-item>
        <text:list-item>
          <text:p text:style-name="P32"><text:bookmark text:name="mozTocId524132"/>Rückgabe per Wert</text:p>
        </text:list-item>
      </text:list>
      <text:p text:style-name="merke"><text:span text:style-name="T6">int</text:span> Intarray::operator[] (int index) {<text:line-break/> <text:s text:c="3"/>....<text:line-break/> <text:s text:c="3"/>return a[index];<text:line-break/>}<text:line-break/>Die return-Anweisung erzeugt eine temp. Kopie</text:p>
      <text:p text:style-name="merke"/>
      <text:p text:style-name="merke"/>
      <text:list xml:id="list214728033387697" text:continue-numbering="true" text:style-name="List_20_3">
        <text:list-item>
          <text:p text:style-name="P32">Rückgabe per Referenz</text:p>
        </text:list-item>
      </text:list>
      <text:p text:style-name="merke"><text:span text:style-name="T6">int&amp;</text:span> Intarray::operator[] (int index) {<text:line-break/> <text:s text:c="3"/>....<text:line-break/> <text:s text:c="3"/>return a[index];<text:line-break/>}<text:line-break/>Die return-Anweisung liefert die Referenz auf das Element im Array a.</text:p>
      <text:p text:style-name="merke"/>
      <text:p text:style-name="Standard"><text:line-break/></text:p>
      <text:h text:style-name="Heading_20_3" text:outline-level="3"><text:bookmark-start text:name="__RefHeading__609_1057713570"/>Aufgabe: return per Referenz oder Wert<text:bookmark-end text:name="__RefHeading__609_1057713570"/></text:h>
      <text:p text:style-name="code"/>
      <text:p text:style-name="code">Intarray ia(20);<text:line-break/>int val= 17;<text:line-break/><text:line-break/><text:span text:style-name="T3">Fall1:</text:span></text:p>
      <text:p text:style-name="code">ia[1]= val;<text:line-break/><text:tab/>wird intern übersetzt zu</text:p>
      <text:p text:style-name="code"><text:tab/>ia.operator[](1)= val;</text:p>
      <text:p text:style-name="code"/>
      <text:p text:style-name="code">Antwort für Fall1: (Streiche/Lösche die falsche Antwort durch)</text:p>
      <text:p text:style-name="code"><text:tab/>operator-Methode verwendet </text:p>
      <text:p text:style-name="code"><text:tab/>a) Referenzrückgabe </text:p>
      <text:p text:style-name="code"><text:tab/>b) Wertrückgabe</text:p>
      <text:p text:style-name="code"/>
      <text:p text:style-name="code"><text:span text:style-name="T3">Fall2:</text:span><text:line-break/>val= ia[1];<text:line-break/><text:tab/>wird intern übersetzt zu</text:p>
      <text:p text:style-name="code"><text:tab/>val= ia.operator[](1);</text:p>
      <text:p text:style-name="code"><text:soft-page-break/></text:p>
      <text:p text:style-name="code">Antwort für Fall2: (Streiche/Lösche die falsche Antwort durch)</text:p>
      <text:p text:style-name="code"><text:tab/>operator-Methode verwendet </text:p>
      <text:p text:style-name="code"><text:tab/>a) Referenzrückgabe </text:p>
      <text:p text:style-name="code"><text:tab/>b) Wertrückgabe</text:p>
      <text:p text:style-name="code"/>
      <text:p text:style-name="code"/>
      <text:p text:style-name="Standard"/>
      <text:p text:style-name="Standard"/>
      <text:h text:style-name="Heading_20_3" text:outline-level="3"><text:bookmark-start text:name="__RefHeading__7398_575873955"/>Lösung: return per Referenz oder Wert<text:bookmark-end text:name="__RefHeading__7398_575873955"/></text:h>
      <text:p text:style-name="Text_20_body"/>
      <text:list xml:id="list214728316435887" text:continue-numbering="true" text:style-name="List_20_3">
        <text:list-item>
          <text:p text:style-name="P25">intarray.h</text:p>
        </text:list-item>
      </text:list>
      <text:p text:style-name="code">class Intarray{</text:p>
      <text:p text:style-name="code"><text:tab/>…</text:p>
      <text:p text:style-name="code"><text:tab/>public:</text:p>
      <text:p text:style-name="code"><text:tab/>…</text:p>
      <text:p text:style-name="P5"><text:tab/>???????????????????????????</text:p>
      <text:p text:style-name="P5"/>
      <text:p text:style-name="code">};</text:p>
      <text:p text:style-name="P1"/>
      <text:p text:style-name="P1"/>
      <text:p text:style-name="P1"/>
      <text:list xml:id="list214727879386252" text:continue-numbering="true" text:style-name="List_20_3">
        <text:list-item>
          <text:p text:style-name="P23">intarry.cpp:</text:p>
        </text:list-item>
      </text:list>
      <text:p text:style-name="code"/>
      <text:p text:style-name="P7">????????????????</text:p>
      <text:p text:style-name="P7"/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CPP-operator-overloading-intarray.odt</text:file-name><text:tab/>Arbeitsunterlage</text:p>
      </style:header>
      <style:footer>
        <text:p text:style-name="Footer">Informatik<text:tab/>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0-09-15T17:00:16</meta:creation-date>
    <meta:editing-cycles>17</meta:editing-cycles>
    <meta:editing-duration>PT8H48M27S</meta:editing-duration>
    <dc:date>2014-09-12T21:47:26.457089651</dc:date>
    <dc:creator>hofmann </dc:creator>
    <meta:document-statistic meta:table-count="0" meta:image-count="0" meta:object-count="0" meta:page-count="11" meta:paragraph-count="271" meta:word-count="1339" meta:character-count="9639" meta:non-whitespace-character-count="8334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arbeitsunterlage.ott" meta:date="2010-09-15T17:00:15"/>
  </office:meta>
</office:document-meta>
</file>